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THROW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THROW.RETHROW( ActivityInfo self , ScopeFrame scopeFrame , LinkFrame link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